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5.5.14</text:span></text:p>
      <text:p text:style-name="P5"/>
      <text:p text:style-name="P5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313</text:span></text:p>
      <text:p text:style-name="P9"/>
      <text:p text:style-name="Standard"><text:span text:style-name="T4">שם העסק/מבנה</text:span><text:span text:style-name="T1"> <text:s text:c="3"/>מגורים רב קומות </text:span></text:p>
      <text:p text:style-name="P10"/>
      <text:p text:style-name="Standard"><text:span text:style-name="T4">כתובת</text:span><text:span text:style-name="T1"> <text:s text:c="4"/>אח"י להב 5 ראשון לציון.</text:span></text:p>
      <text:p text:style-name="Standard"><text:span text:style-name="T1">-</text:span></text:p>
      <text:p text:style-name="P10"/>
      <text:p text:style-name="Standard"><text:span text:style-name="T4">טלפון</text:span><text:span text:style-name="T1"> <text:s text:c="18"/></text:span></text:p>
      <text:p text:style-name="P10"/>
      <text:p text:style-name="Standard"><text:span text:style-name="T4">המפתחות נמצאים</text:span><text:span text:style-name="T1"> <text:s text:c="3"/>ועד בית בנוסף אלי חב' צוקים (אחזקה) <text:s text:c="11"/>052-8503926</text:span></text:p>
      <text:p text:style-name="P5"/>
      <text:p text:style-name="Standard"><text:span text:style-name="T4">מיקום מפסק זרם ראשי</text:span><text:span text:style-name="T1"> <text:s text:c="14"/>לוח פיקוד כבאים <text:s text:c="3"/>כניסה ראשית.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: <text:s/></text:span></text:p>
      <text:p text:style-name="P4"/>
      <text:p text:style-name="Standard"><text:span text:style-name="T4">מיקום ברזי כיבוי עיקריים "3</text:span><text:span text:style-name="T1"> <text:s text:c="5"/>ברחבות היערכות מזרחית <text:s/>- הידרנט עירוני צד מערב.</text:span></text:p>
      <text:p text:style-name="Standard"><text:span text:style-name="T1"><text:s text:c="55"/>רחבת היערכות מערבית</text:span></text:p>
      <text:p text:style-name="Standard"><text:span text:style-name="T3"><text:s text:c="70"/></text:span></text:p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<text:s/>גפ"מ <text:s/>ברז ראשי , מחוץ למבנה, קיים פיר ניקוז גז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בקומת הקרקע.</text:span></text:p>
          </table:table-cell>
        </table:table-row>
      </table:table>
      <text:p text:style-name="Standard"><text:span text:style-name="T1"><text:s text:c="528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</text:span></text:p>
            <text:p text:style-name="P1"><text:span text:style-name="T1">מעובה</text:span></text:p>
          </table:table-cell>
          <table:table-cell table:style-name="Table4.A1" office:value-type="string">
            <text:p text:style-name="P1"><text:span text:style-name="T1">צובר גז משותף בניין 3 נמצא בחצר בצפון מערבי.</text:span></text:p>
          </table:table-cell>
        </table:table-row>
      </table:table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קומת חניון 1-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חניון 1- <text:s/>שליטה מגוף ראשי ספרינקלרים בנוסף מגוף שליטה קומתי ספרינקלרים.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עליון ותחתון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חשמל ראשי קומת כניסה צד דרום.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פיר אשפה לאורך הקומות עד לדחסן.</text:span></text:p>
          </table:table-cell>
        </table:table-row>
      </table:table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05T08:04:00</meta:print-date>
    <meta:creation-date>2014-05-05T08:30:00</meta:creation-date>
    <dc:date>2014-05-05T08:30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59" meta:word-count="217" meta:character-count="20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